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MR" svg:font-family="OMR" style:font-pitch="variable" style:font-charset="x-symbol"/>
    <style:font-face style:name="Capitals1" svg:font-family="Capitals"/>
    <style:font-face style:name="Capitals" svg:font-family="Capital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44075" officeooo:paragraph-rsid="00044075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20pt" fo:font-weight="bold" officeooo:rsid="00044075" officeooo:paragraph-rsid="00044075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05d22d" officeooo:paragraph-rsid="0005d22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44075" officeooo:paragraph-rsid="0004407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44075" officeooo:paragraph-rsid="0004b2f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OMR" fo:font-size="12pt" fo:font-weight="normal" officeooo:rsid="00044075" officeooo:paragraph-rsid="00044075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OMR" fo:font-size="12pt" fo:font-weight="normal" officeooo:rsid="00044075" officeooo:paragraph-rsid="0004b2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OMR" fo:font-size="12pt" fo:font-weight="normal" officeooo:rsid="00044075" officeooo:paragraph-rsid="0004407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OMR" fo:font-size="11pt" fo:font-weight="normal" officeooo:rsid="00044075" officeooo:paragraph-rsid="0005d22d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paragraph-rsid="0004b2f9"/>
    </style:style>
    <style:style style:name="P11" style:family="paragraph" style:parent-style-name="Standard">
      <style:text-properties officeooo:paragraph-rsid="00044075"/>
    </style:style>
    <style:style style:name="P12" style:family="paragraph" style:parent-style-name="Standard">
      <style:text-properties fo:color="#333333" fo:font-size="10pt" fo:font-style="italic" officeooo:rsid="0005d22d" officeooo:paragraph-rsid="0005d22d" style:font-size-asian="8.75pt" style:font-style-asian="italic" style:font-size-complex="10pt" style:font-style-complex="italic"/>
    </style:style>
    <style:style style:name="P13" style:family="paragraph" style:parent-style-name="Standard">
      <style:text-properties fo:color="#333333" fo:font-size="10pt" fo:font-style="italic" fo:font-weight="normal" officeooo:rsid="0005d22d" officeooo:paragraph-rsid="0005d22d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4b2f9"/>
    </style:style>
    <style:style style:name="P15" style:family="paragraph" style:parent-style-name="Standard">
      <style:text-properties officeooo:paragraph-rsid="00084993"/>
    </style:style>
    <style:style style:name="T1" style:family="text">
      <style:text-properties officeooo:rsid="00044075"/>
    </style:style>
    <style:style style:name="T2" style:family="text">
      <style:text-properties style:font-name="OMR" fo:font-size="11pt" fo:font-weight="normal" officeooo:rsid="0004b2f9" style:font-size-asian="11pt" style:font-weight-asian="normal" style:font-size-complex="11pt" style:font-weight-complex="normal"/>
    </style:style>
    <style:style style:name="T3" style:family="text">
      <style:text-properties style:font-name="OMR" fo:font-size="8pt" fo:font-weight="normal" officeooo:rsid="0004b2f9" style:font-size-asian="8pt" style:font-weight-asian="normal" style:font-size-complex="8pt" style:font-weight-complex="normal"/>
    </style:style>
    <style:style style:name="T4" style:family="text">
      <style:text-properties fo:font-size="12pt" fo:font-weight="normal" officeooo:rsid="0005d22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4407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4b2f9" style:font-size-asian="10.5pt" style:font-weight-asian="normal" style:font-size-complex="12pt" style:font-weight-complex="normal"/>
    </style:style>
    <style:style style:name="T7" style:family="text">
      <style:text-properties fo:font-size="12pt" fo:font-weight="bold" officeooo:rsid="00044075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04b2f9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05d22d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0c1910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0ceb12" style:font-size-asian="10.5pt" style:font-weight-asian="bold" style:font-size-complex="12pt" style:font-weight-complex="bold"/>
    </style:style>
    <style:style style:name="T12" style:family="text">
      <style:text-properties fo:font-size="12pt" officeooo:rsid="0004b2f9" style:font-size-asian="10.5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44075" style:font-weight-asian="normal" style:font-weight-complex="normal"/>
    </style:style>
    <style:style style:name="T15" style:family="text">
      <style:text-properties fo:color="#333333" fo:font-size="10pt" fo:font-style="italic" style:text-underline-style="solid" style:text-underline-width="auto" style:text-underline-color="font-color" fo:font-weight="normal" officeooo:rsid="00084993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333333" fo:font-size="10pt" fo:font-style="italic" style:text-underline-style="solid" style:text-underline-width="auto" style:text-underline-color="font-color" fo:font-weight="normal" officeooo:rsid="00044075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333333" fo:font-size="10pt" fo:font-style="italic" fo:font-weight="normal" officeooo:rsid="00044075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color="#333333" fo:font-size="10pt" fo:font-style="italic" fo:font-weight="normal" officeooo:rsid="00084993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font-name="Capitals"/>
    </style:style>
    <style:style style:name="T22" style:family="text">
      <style:text-properties style:font-name="Capitals" officeooo:rsid="000c1910"/>
    </style:style>
    <style:style style:name="T23" style:family="text">
      <style:text-properties style:font-name="Capitals1" officeooo:rsid="00084993"/>
    </style:style>
    <style:style style:name="T24" style:family="text">
      <style:text-properties officeooo:rsid="000c19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AB</text:span><text:span text:style-name="T23">·</text:span><text:span text:style-name="T21">GRID</text:span><text:tab/><text:span text:style-name="T12">GRUPPO</text:span><text:span text:style-name="T6"> <text:s text:c="2"/></text:span><text:span text:style-name="T2">1</text:span><text:span text:style-name="T3"> </text:span><text:span text:style-name="T2">2</text:span><text:span text:style-name="T3"> </text:span><text:span text:style-name="T2">3</text:span><text:span text:style-name="T3"> </text:span><text:span text:style-name="T2">4</text:span><text:span text:style-name="T3"> </text:span><text:span text:style-name="T2">5</text:span><text:span text:style-name="T3"> </text:span><text:span text:style-name="T2">6</text:span><text:span text:style-name="T3"> </text:span><text:span text:style-name="T2">7</text:span><text:span text:style-name="T3"> </text:span><text:span text:style-name="T2">8</text:span><text:span text:style-name="T3"> </text:span><text:span text:style-name="T2">9</text:span></text:p>
      <text:p text:style-name="P1"/>
      <text:p text:style-name="P5"/>
      <text:p text:style-name="P5"/>
      <text:p text:style-name="P14"><text:span text:style-name="T5">In riferimento alla prova </text:span><text:span text:style-name="T4">appena effettuata, Le chiediamo di rispondere alle seguenti domande:</text:span></text:p>
      <text:p text:style-name="P4"/>
      <text:p text:style-name="P4"/>
      <text:p text:style-name="P4"/>
      <text:p text:style-name="P11"><text:span text:style-name="T9">1. </text:span><text:span text:style-name="T7">Indic</text:span><text:span text:style-name="T8">hi</text:span><text:span text:style-name="T7"> la lettera che Le è stata assegnata</text:span></text:p>
      <text:p text:style-name="P15"><text:span text:style-name="T15">A</text:span><text:span text:style-name="T16">nner</text:span><text:span text:style-name="T15">isca</text:span><text:span text:style-name="T16"> per intero</text:span><text:span text:style-name="T17"> l</text:span><text:span text:style-name="T18">a</text:span><text:span text:style-name="T17"> letter</text:span><text:span text:style-name="T18">a</text:span><text:span text:style-name="T17"> </text:span><text:span text:style-name="T18">prescelta</text:span></text:p>
      <text:p text:style-name="P4"/>
      <text:p text:style-name="P9">A B C D E F G H</text:p>
      <text:p text:style-name="P9">I L M N O P Q R</text:p>
      <text:p text:style-name="P9">S T U V Z</text:p>
      <text:p text:style-name="P8"/>
      <text:p text:style-name="P6"/>
      <text:p text:style-name="P6"/>
      <text:p text:style-name="P10"><text:span text:style-name="T9">2. Tra i membri del gruppo, con </text:span><text:span text:style-name="T11">chi </text:span><text:span text:style-name="T10">vorrebbe lavorare</text:span><text:span text:style-name="T7">?</text:span></text:p>
      <text:p text:style-name="P12"><text:span text:style-name="T14">I</text:span><text:span text:style-name="T13">ndichi 2 membri </text:span><text:span text:style-name="T20">annerendo per intero</text:span><text:span text:style-name="T13"> le lettere corrispondenti</text:span></text:p>
      <text:p text:style-name="P5"/>
      <text:p text:style-name="P9">A B C D E F G H</text:p>
      <text:p text:style-name="P9">I L M N O P Q R</text:p>
      <text:p text:style-name="P9">S T U V Z</text:p>
      <text:p text:style-name="P7"/>
      <text:p text:style-name="P7"/>
      <text:p text:style-name="P3">3. Tra i membri del gruppo, con chi <text:span text:style-name="T24">non vorrebe lavorare</text:span>?</text:p>
      <text:p text:style-name="P13"><text:span text:style-name="T1">I</text:span>ndichi 2 membri <text:span text:style-name="T19">annerendo per intero</text:span> le lettere corrispondenti</text:p>
      <text:p text:style-name="P5"/>
      <text:p text:style-name="P9">A B C D E F G H</text:p>
      <text:p text:style-name="P9">I L M N O P Q R</text:p>
      <text:p text:style-name="P9">S T U V Z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MR" svg:font-family="OMR" style:font-pitch="variable" style:font-charset="x-symbol"/>
    <style:font-face style:name="Capitals1" svg:font-family="Capitals"/>
    <style:font-face style:name="Capitals" svg:font-family="Capital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8:40:18.515418630</meta:creation-date>
    <dc:date>2021-12-15T08:14:45.705815062</dc:date>
    <meta:editing-duration>PT3H37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41" meta:character-count="569" meta:non-whitespace-character-count="443"/>
  </office:meta>
</office:document-meta>
</file>